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431in" fo:margin-left="-0.0035in" fo:margin-top="0in" fo:margin-bottom="0in" table:align="left" style:writing-mode="lr-tb"/>
    </style:style>
    <style:style style:name="Table1.A" style:family="table-column">
      <style:table-column-properties style:column-width="3.6347in"/>
    </style:style>
    <style:style style:name="Table1.B" style:family="table-column">
      <style:table-column-properties style:column-width="0.5167in"/>
    </style:style>
    <style:style style:name="Table1.C" style:family="table-column">
      <style:table-column-properties style:column-width="1.0917in"/>
    </style:style>
    <style:style style:name="Table1.1" style:family="table-row">
      <style:table-row-properties style:min-row-height="0.2083in" style:keep-together="true" fo:keep-together="auto"/>
    </style:style>
    <style:style style:name="Table1.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A2"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B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A3" style:family="table-cell">
      <style:table-cell-properties style:vertical-align="middle"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A14" style:family="table-cell">
      <style:table-cell-properties style:vertical-align="bottom" fo:background-color="#ffffff" fo:padding-left="0.075in" fo:padding-right="0.075in" fo:padding-top="0in" fo:padding-bottom="0in" fo:border-left="none" fo:border-right="0.0069in solid #00000a" fo:border-top="none" fo:border-bottom="none">
        <style:background-image/>
      </style:table-cell-properties>
    </style:style>
    <style:style style:name="P1" style:family="paragraph" style:parent-style-name="Standard">
      <style:text-properties style:font-name-complex="Calibri1"/>
    </style:style>
    <style:style style:name="P2" style:family="paragraph" style:parent-style-name="Standard">
      <style:paragraph-properties fo:margin-top="0in" fo:margin-bottom="0in" fo:line-height="100%" fo:background-color="#ffffff">
        <style:background-image/>
      </style:paragraph-properties>
      <style:text-properties fo:color="#000000" style:font-name="Arial1" fo:font-size="12pt" style:font-name-asian="Times New Roman1" style:font-size-asian="12pt" style:font-name-complex="Arial2" style:font-size-complex="12pt"/>
    </style:style>
    <style:style style:name="P3" style:family="paragraph" style:parent-style-name="Standard">
      <style:paragraph-properties fo:margin-top="0in" fo:margin-bottom="0in"/>
    </style:style>
    <style:style style:name="P4" style:family="paragraph" style:parent-style-name="Standard">
      <style:paragraph-properties fo:margin-top="0in" fo:margin-bottom="0in"/>
      <style:text-properties style:font-name-complex="Calibri1"/>
    </style:style>
    <style:style style:name="P5" style:family="paragraph" style:parent-style-name="Standard">
      <style:paragraph-properties fo:margin-top="0in" fo:margin-bottom="0in" fo:text-align="justify" style:justify-single-word="false"/>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center" style:justify-single-word="false"/>
    </style:style>
    <style:style style:name="P8" style:family="paragraph" style:parent-style-name="Standard">
      <style:paragraph-properties fo:margin-top="0in" fo:margin-bottom="0in" fo:line-height="100%" fo:text-align="end" style:justify-single-word="false"/>
    </style:style>
    <style:style style:name="P9" style:family="paragraph" style:parent-style-name="Standard">
      <style:paragraph-properties fo:margin-top="0in" fo:margin-bottom="0in" fo:break-before="page"/>
      <style:text-properties style:font-name-complex="Calibri1"/>
    </style:style>
    <style:style style:name="P10" style:family="paragraph" style:parent-style-name="Standard" style:master-page-name="Standard">
      <style:paragraph-properties fo:margin-top="0in" fo:margin-bottom="0in" fo:line-height="100%" style:page-number="auto" fo:background-color="#ffffff">
        <style:background-image/>
      </style:paragraph-properties>
    </style:style>
    <style:style style:name="P11" style:family="paragraph" style:parent-style-name="Standard">
      <style:paragraph-properties fo:margin-left="0.25in" fo:margin-right="0in" fo:margin-top="0in" fo:margin-bottom="0in" fo:text-indent="0in" style:auto-text-indent="false"/>
    </style:style>
    <style:style style:name="P12" style:family="paragraph" style:parent-style-name="List_20_Paragraph" style:list-style-name="WWNum16">
      <style:paragraph-properties fo:margin-top="0in" fo:margin-bottom="0in"/>
    </style:style>
    <style:style style:name="P13" style:family="paragraph" style:parent-style-name="List_20_Paragraph" style:list-style-name="WWNum15">
      <style:paragraph-properties fo:margin-top="0in" fo:margin-bottom="0in"/>
    </style:style>
    <style:style style:name="P14" style:family="paragraph" style:parent-style-name="List_20_Paragraph" style:list-style-name="WWNum10">
      <style:paragraph-properties fo:margin-top="0in" fo:margin-bottom="0in"/>
    </style:style>
    <style:style style:name="P15" style:family="paragraph" style:parent-style-name="List_20_Paragraph" style:list-style-name="WWNum5">
      <style:paragraph-properties fo:margin-left="0.25in" fo:margin-right="0in" fo:margin-top="0in" fo:margin-bottom="0in" fo:text-indent="0in" style:auto-text-indent="false"/>
    </style:style>
    <style:style style:name="P16" style:family="paragraph" style:parent-style-name="List_20_Paragraph" style:list-style-name="WWNum6">
      <style:paragraph-properties fo:margin-left="0.25in" fo:margin-right="0in" fo:margin-top="0in" fo:margin-bottom="0in" fo:text-indent="0in" style:auto-text-indent="false"/>
    </style:style>
    <style:style style:name="P17" style:family="paragraph" style:parent-style-name="List_20_Paragraph" style:list-style-name="WWNum8">
      <style:paragraph-properties fo:margin-left="0.75in" fo:margin-right="0in" fo:margin-top="0in" fo:margin-bottom="0in" fo:text-indent="0in" style:auto-text-indent="false"/>
    </style:style>
    <style:style style:name="P18" style:family="paragraph" style:parent-style-name="List_20_Paragraph" style:list-style-name="WWNum10">
      <style:paragraph-properties fo:margin-left="0.75in" fo:margin-right="0in" fo:margin-top="0in" fo:margin-bottom="0in" fo:text-indent="0in" style:auto-text-indent="false"/>
    </style:style>
    <style:style style:name="P19" style:family="paragraph" style:parent-style-name="List_20_Paragraph" style:list-style-name="WWNum6">
      <style:paragraph-properties fo:margin-left="0.75in" fo:margin-right="0in" fo:margin-top="0in" fo:margin-bottom="0in" fo:text-indent="0in" style:auto-text-indent="false"/>
    </style:style>
    <style:style style:name="T1" style:family="text">
      <style:text-properties fo:color="#000000" style:font-name="Arial1" fo:font-size="12pt" fo:font-weight="bold" style:font-name-asian="Times New Roman1" style:font-size-asian="12pt" style:font-weight-asian="bold" style:font-name-complex="Arial2" style:font-size-complex="12pt" style:font-style-complex="italic"/>
    </style:style>
    <style:style style:name="T2" style:family="text">
      <style:text-properties fo:color="#000000" style:font-name-complex="Calibri1"/>
    </style:style>
    <style:style style:name="T3" style:family="text">
      <style:text-properties fo:color="#000000" style:font-name="Calibri" style:font-name-asian="Times New Roman1" style:font-name-complex="Calibri1"/>
    </style:style>
    <style:style style:name="T4" style:family="text">
      <style:text-properties fo:color="#000000" style:font-name="Calibri" fo:font-weight="bold" style:font-name-asian="Times New Roman1" style:font-weight-asian="bold" style:font-name-complex="Calibri1" style:font-weight-complex="bold"/>
    </style:style>
    <style:style style:name="T5" style:family="text">
      <style:text-properties style:font-name="Arial1" fo:font-size="12pt" style:font-size-asian="12pt" style:font-size-complex="12pt"/>
    </style:style>
    <style:style style:name="T6" style:family="text">
      <style:text-properties fo:font-weight="bold" style:font-weight-asian="bold"/>
    </style:style>
    <style:style style:name="T7" style:family="text">
      <style:text-properties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Task 1: Design Proposal</text:span></text:p>
      <text:p text:style-name="P2"/>
      <text:p text:style-name="Standard">The Design Proposal (team assignment) should include the following components:</text:p>
      <text:list xml:id="list8108721482023475336" text:style-name="WWNum5">
        <text:list-item>
          <text:p text:style-name="P15">Prefatory information</text:p>
        </text:list-item>
        <text:list-item>
          <text:p text:style-name="P15">Project description</text:p>
        </text:list-item>
        <text:list-item>
          <text:p text:style-name="P15">Design requirements</text:p>
        </text:list-item>
        <text:list-item>
          <text:p text:style-name="P15">Functional architecture</text:p>
        </text:list-item>
        <text:list-item>
          <text:p text:style-name="P15">Design trade studies</text:p>
        </text:list-item>
        <text:list-item>
          <text:p text:style-name="P15">Cyberphysical architecture</text:p>
        </text:list-item>
        <text:list-item>
          <text:p text:style-name="P15">System description/depiction</text:p>
        </text:list-item>
        <text:list-item>
          <text:p text:style-name="P15">Project management</text:p>
        </text:list-item>
        <text:list-item>
          <text:p text:style-name="P15">References</text:p>
        </text:list-item>
      </text:list>
      <text:p text:style-name="P3"/>
      <text:p text:style-name="P3">Label and caption figures and refer to them in the text. Follow the formatting guidelines attached to this assignment. </text:p>
      <text:p text:style-name="P3"/>
      <text:p text:style-name="P3">Component descriptions</text:p>
      <text:list xml:id="list7291479581886638569" text:style-name="WWNum6">
        <text:list-item>
          <text:p text:style-name="P16">Prefatory information. This includes a title page with the <text:span text:style-name="T6">team name</text:span>, <text:span text:style-name="T6">team members’ names</text:span>, <text:span text:style-name="T6">date,</text:span> <text:span text:style-name="T6">project title</text:span>, and a <text:span text:style-name="T6">table of contents</text:span>. See the “Design Proposal Format” document for details.</text:p>
        </text:list-item>
        <text:list-item>
          <text:p text:style-name="P16">Project description. This is a brief (no more than 1-2 paragraphs) description of the nature and goals of the project.</text:p>
        </text:list-item>
        <text:list-item>
          <text:p text:style-name="P16">Design requirements. These are:</text:p>
        </text:list-item>
      </text:list>
      <text:list xml:id="list1899200729877236690" text:style-name="WWNum16">
        <text:list-item>
          <text:p text:style-name="P12">Explicit requirements from the project specifications</text:p>
        </text:list-item>
        <text:list-item>
          <text:p text:style-name="P12">Any implied requirements that you derive</text:p>
        </text:list-item>
        <text:list-item>
          <text:p text:style-name="P12">Requirements stemming from your chosen coolness factor(s).</text:p>
        </text:list-item>
      </text:list>
      <text:p text:style-name="P11">Where possible, associate a quantitative technical performance measure with a requirement.</text:p>
      <text:list xml:id="list32482209" text:continue-list="list7291479581886638569" text:style-name="WWNum6">
        <text:list-item>
          <text:p text:style-name="P16">Functional architecture</text:p>
        </text:list-item>
      </text:list>
      <text:list xml:id="list5615011506160977804" text:style-name="WWNum8">
        <text:list-item>
          <text:list>
            <text:list-item>
              <text:p text:style-name="P17">The primary content in this section is a block diagram showing your system’s <text:span text:style-name="T6">major functions and the flow</text:span> (information, energy, material) between them, based on the design requirements stated in the previous element. The architecture should capture all functions the system must perform to accomplish its main purpose. Don’t neglect to label the connections between blocks with appropriate information on the flow between them.</text:p>
            </text:list-item>
            <text:list-item>
              <text:p text:style-name="P17">Don’t use generic subsystem names. The subsystems should be as specific to your system as possible. So, for example, instead of Sensing, Planning, Acting, for a planetary rover you might have Rock Detection, Path Planning, Rock Abrading, Sample Storing.</text:p>
            </text:list-item>
            <text:list-item>
              <text:p text:style-name="P17">Include text highlighting the principal features of the functional architecture.</text:p>
            </text:list-item>
          </text:list>
        </text:list-item>
      </text:list>
      <text:list xml:id="list32478042" text:continue-list="list32482209" text:style-name="WWNum6">
        <text:list-item>
          <text:p text:style-name="P16">Design trade studies</text:p>
        </text:list-item>
      </text:list>
      <text:list xml:id="list6806268233817151505" text:style-name="WWNum15">
        <text:list-item>
          <text:p text:style-name="P13">The functional architecture should have identified several functional subsystems. Use some rigorous (quantitative if possible) comparison method to evaluate and choose between multiple design or purchase options to realize the function of each of these subsystems.</text:p>
        </text:list-item>
        <text:list-item>
          <text:p text:style-name="P13">Use figures to illustrate your design concepts.</text:p>
        </text:list-item>
      </text:list>
      <text:list xml:id="list32496412" text:continue-list="list32478042" text:style-name="WWNum6">
        <text:list-item>
          <text:p text:style-name="P16"><text:soft-page-break/>Cyberphysical architecture</text:p>
        </text:list-item>
      </text:list>
      <text:list xml:id="list4775195899958940239" text:style-name="WWNum10">
        <text:list-item>
          <text:p text:style-name="P14">The primary content in this section is a block diagram showing your system’s <text:span text:style-name="T6">major cyberphysical (hardware and software) components and the flow</text:span> (information, energy, material) between them. Don’t neglect to label the connections between blocks with appropriate information on the flow between them.</text:p>
        </text:list-item>
        <text:list-item>
          <text:p text:style-name="P14">The trade studies will have identified basic choices for realizing subsystem functions. This section fleshes those choices out, connects them, and adds system components that may not yet have been considered (e.g. user interface, communications).</text:p>
        </text:list-item>
        <text:list-item>
          <text:p text:style-name="P14">The cyberphysical elements detailed here (hardware &amp; software) are a particular realization of your functional architecture, so the two block diagrams should be strongly parallel. In particular, there should be a strong match between the subsystems in both.</text:p>
        </text:list-item>
        <text:list-item>
          <text:p text:style-name="P14">If the information flow requires additional detail not possible to fit into the main cyberphysical architecture block diagram, you should include a software architecture block diagram.</text:p>
        </text:list-item>
        <text:list-item>
          <text:p text:style-name="P14">Include text highlighting the principal features of the cyberphysical architecture.</text:p>
        </text:list-item>
      </text:list>
      <text:list xml:id="list32494849" text:continue-list="list32496412" text:style-name="WWNum6">
        <text:list-item>
          <text:p text:style-name="P16">System description/depiction</text:p>
        </text:list-item>
      </text:list>
      <text:list xml:id="list32469510" text:continue-list="list4775195899958940239" text:style-name="WWNum10">
        <text:list-item>
          <text:list>
            <text:list-item>
              <text:p text:style-name="P18">Provide one or more overall system figures.</text:p>
            </text:list-item>
            <text:list-item>
              <text:p text:style-name="P18">Concisely describe and, if appropriate, depict each major subsystem.</text:p>
            </text:list-item>
          </text:list>
        </text:list-item>
      </text:list>
      <text:list xml:id="list32489550" text:continue-list="list32494849" text:style-name="WWNum6">
        <text:list-item>
          <text:p text:style-name="P16">Project management</text:p>
          <text:list>
            <text:list-item>
              <text:p text:style-name="P19">Schedule. Provide a semester schedule using a Gantt Chart, table, or other representation using biweekly or finer granularity.</text:p>
            </text:list-item>
            <text:list-item>
              <text:p text:style-name="P19">Team member responsibilities. Include primary and secondary responsibilities. Responsibilities may be overlapping, but it is good to make one person principally responsible for each of the work elements into which you have divided your project. </text:p>
            </text:list-item>
            <text:list-item>
              <text:p text:style-name="P19">Budget. Provide a provisional parts list and budget, showing the cost for individual parts and the total cost.</text:p>
            </text:list-item>
            <text:list-item>
              <text:p text:style-name="P19">Risk management. Evaluate risk from the standpoints of design, schedule, and resources (budget &amp; personnel) and identify mitigation strategies (e.g., fallback designs, risk reduction measures).</text:p>
            </text:list-item>
          </text:list>
        </text:list-item>
        <text:list-item>
          <text:p text:style-name="P16">References. <text:span text:style-name="T2">Include references consulted. Cite them appropriately and include references to papers, books, URLs, manuals, or other sources.</text:span></text:p>
        </text:list-item>
      </text:list>
      <text:p text:style-name="P4"/>
      <text:p text:style-name="P5">Make good use of figures to aid the clarity of the description of your design. Label and caption figures and refer to them in the text. Follow the formatting guidelines that are attached to this assignment, which specify a 15-page limit including figures, tables, flowcharts, etc.</text:p>
      <text:p text:style-name="P3"><text:line-break/><text:bookmark text:name="_GoBack"/>The table below gives a loose guideline for the number of pages per element and the exact number of points per element.</text:p>
      <text:p text:style-name="P1"/>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text:span text:style-name="T4">Design Proposal Element</text:span></text:p>
          </table:table-cell>
          <table:table-cell table:style-name="Table1.B1" office:value-type="string">
            <text:p text:style-name="P7"><text:span text:style-name="T4">Pages</text:span></text:p>
          </table:table-cell>
          <table:table-cell table:style-name="Table1.B1" office:value-type="string">
            <text:p text:style-name="P7"><text:span text:style-name="T4">Weight (points </text:span></text:p>
            <text:p text:style-name="P7"><text:span text:style-name="T4">out of 10)</text:span></text:p>
          </table:table-cell>
        </table:table-row>
        <table:table-row table:style-name="Table1.1">
          <table:table-cell table:style-name="Table1.A2" office:value-type="string">
            <text:p text:style-name="P6"><text:span text:style-name="T3">1. Prefatory info</text:span></text:p>
          </table:table-cell>
          <table:table-cell table:style-name="Table1.B2" office:value-type="string">
            <text:p text:style-name="P8"><text:span text:style-name="T3">0</text:span></text:p>
          </table:table-cell>
          <table:table-cell table:style-name="Table1.B2" office:value-type="string">
            <text:p text:style-name="P8"><text:span text:style-name="T3">0.2</text:span></text:p>
          </table:table-cell>
        </table:table-row>
        <table:table-row table:style-name="Table1.1">
          <table:table-cell table:style-name="Table1.A3" office:value-type="string">
            <text:p text:style-name="P6"><text:span text:style-name="T3">2. Project description</text:span></text:p>
          </table:table-cell>
          <table:table-cell table:style-name="Table1.B2" office:value-type="string">
            <text:p text:style-name="P8"><text:span text:style-name="T3">0.5</text:span></text:p>
          </table:table-cell>
          <table:table-cell table:style-name="Table1.B2" office:value-type="string">
            <text:p text:style-name="P8"><text:span text:style-name="T3">0.3</text:span></text:p>
          </table:table-cell>
        </table:table-row>
        <table:table-row table:style-name="Table1.1">
          <table:table-cell table:style-name="Table1.A3" office:value-type="string">
            <text:p text:style-name="P6"><text:span text:style-name="T3">3. Design requirements</text:span></text:p>
          </table:table-cell>
          <table:table-cell table:style-name="Table1.B2" office:value-type="string">
            <text:p text:style-name="P8"><text:span text:style-name="T3">1</text:span></text:p>
          </table:table-cell>
          <table:table-cell table:style-name="Table1.B2" office:value-type="string">
            <text:p text:style-name="P8"><text:span text:style-name="T3">1</text:span></text:p>
          </table:table-cell>
        </table:table-row>
        <table:table-row table:style-name="Table1.1">
          <table:table-cell table:style-name="Table1.A3" office:value-type="string">
            <text:p text:style-name="P6"><text:span text:style-name="T3">4. Functional architecture</text:span></text:p>
          </table:table-cell>
          <table:table-cell table:style-name="Table1.B2" office:value-type="string">
            <text:p text:style-name="P8"><text:span text:style-name="T3">1</text:span></text:p>
          </table:table-cell>
          <table:table-cell table:style-name="Table1.B2" office:value-type="string">
            <text:p text:style-name="P8"><text:span text:style-name="T3">1</text:span></text:p>
          </table:table-cell>
        </table:table-row>
        <table:table-row table:style-name="Table1.1">
          <table:table-cell table:style-name="Table1.A3" office:value-type="string">
            <text:p text:style-name="P6"><text:span text:style-name="T3">5. Design trade studies</text:span></text:p>
          </table:table-cell>
          <table:table-cell table:style-name="Table1.B2" office:value-type="string">
            <text:p text:style-name="P8"><text:span text:style-name="T3">2.5</text:span></text:p>
          </table:table-cell>
          <table:table-cell table:style-name="Table1.B2" office:value-type="string">
            <text:p text:style-name="P8"><text:span text:style-name="T3">2</text:span></text:p>
          </table:table-cell>
        </table:table-row>
        <table:table-row table:style-name="Table1.1">
          <table:table-cell table:style-name="Table1.A3" office:value-type="string">
            <text:p text:style-name="P6"><text:span text:style-name="T3">6. Cyberphysical architecture</text:span></text:p>
          </table:table-cell>
          <table:table-cell table:style-name="Table1.B2" office:value-type="string">
            <text:p text:style-name="P8"><text:span text:style-name="T3">1</text:span></text:p>
          </table:table-cell>
          <table:table-cell table:style-name="Table1.B2" office:value-type="string">
            <text:p text:style-name="P8"><text:span text:style-name="T3">1</text:span></text:p>
          </table:table-cell>
        </table:table-row>
        <table:table-row table:style-name="Table1.1">
          <table:table-cell table:style-name="Table1.A3" office:value-type="string">
            <text:p text:style-name="P6"><text:span text:style-name="T3">7. System description/depiction</text:span></text:p>
          </table:table-cell>
          <table:table-cell table:style-name="Table1.B2" office:value-type="string">
            <text:p text:style-name="P8"><text:span text:style-name="T3">3.5</text:span></text:p>
          </table:table-cell>
          <table:table-cell table:style-name="Table1.B2" office:value-type="string">
            <text:p text:style-name="P8"><text:span text:style-name="T3">2</text:span></text:p>
          </table:table-cell>
        </table:table-row>
        <table:table-row table:style-name="Table1.1">
          <table:table-cell table:style-name="Table1.A2" office:value-type="string">
            <text:p text:style-name="P6"><text:span text:style-name="T3">8a. Project management: Schedule</text:span></text:p>
          </table:table-cell>
          <table:table-cell table:style-name="Table1.B2" office:value-type="string">
            <text:p text:style-name="P8"><text:span text:style-name="T3">1</text:span></text:p>
          </table:table-cell>
          <table:table-cell table:style-name="Table1.B2" office:value-type="string">
            <text:p text:style-name="P8"><text:span text:style-name="T3">0.5</text:span></text:p>
          </table:table-cell>
        </table:table-row>
        <table:table-row table:style-name="Table1.1">
          <table:table-cell table:style-name="Table1.A2" office:value-type="string">
            <text:p text:style-name="P6"><text:span text:style-name="T3">8b. Project management: Team member responsibilities</text:span></text:p>
          </table:table-cell>
          <table:table-cell table:style-name="Table1.B2" office:value-type="string">
            <text:p text:style-name="P8"><text:span text:style-name="T3">0.5</text:span></text:p>
          </table:table-cell>
          <table:table-cell table:style-name="Table1.B2" office:value-type="string">
            <text:p text:style-name="P8"><text:span text:style-name="T3">0.3</text:span></text:p>
          </table:table-cell>
        </table:table-row>
        <table:table-row table:style-name="Table1.1">
          <table:table-cell table:style-name="Table1.A2" office:value-type="string">
            <text:p text:style-name="P6"><text:span text:style-name="T3">8c. Project management: Budget</text:span></text:p>
          </table:table-cell>
          <table:table-cell table:style-name="Table1.B2" office:value-type="string">
            <text:p text:style-name="P8"><text:span text:style-name="T3">0.5</text:span></text:p>
          </table:table-cell>
          <table:table-cell table:style-name="Table1.B2" office:value-type="string">
            <text:p text:style-name="P8"><text:span text:style-name="T3">0.5</text:span></text:p>
          </table:table-cell>
        </table:table-row>
        <table:table-row table:style-name="Table1.1">
          <table:table-cell table:style-name="Table1.A2" office:value-type="string">
            <text:p text:style-name="P6"><text:span text:style-name="T3">8d. Project management: Risk management </text:span></text:p>
          </table:table-cell>
          <table:table-cell table:style-name="Table1.B2" office:value-type="string">
            <text:p text:style-name="P8"><text:span text:style-name="T3">1</text:span></text:p>
          </table:table-cell>
          <table:table-cell table:style-name="Table1.B2" office:value-type="string">
            <text:p text:style-name="P8"><text:span text:style-name="T3">1</text:span></text:p>
          </table:table-cell>
        </table:table-row>
        <table:table-row table:style-name="Table1.1">
          <table:table-cell table:style-name="Table1.A2" office:value-type="string">
            <text:p text:style-name="P6"><text:span text:style-name="T3">9. References</text:span></text:p>
          </table:table-cell>
          <table:table-cell table:style-name="Table1.B2" office:value-type="string">
            <text:p text:style-name="P8"><text:span text:style-name="T3">0.5</text:span></text:p>
          </table:table-cell>
          <table:table-cell table:style-name="Table1.B2" office:value-type="string">
            <text:p text:style-name="P8"><text:span text:style-name="T3">0.2</text:span></text:p>
          </table:table-cell>
        </table:table-row>
        <table:table-row table:style-name="Table1.1">
          <table:table-cell table:style-name="Table1.A14" office:value-type="string">
            <text:p text:style-name="P8"><text:span text:style-name="T4">Totals:</text:span></text:p>
          </table:table-cell>
          <table:table-cell table:style-name="Table1.B2" office:value-type="string">
            <text:p text:style-name="P8"><text:span text:style-name="T3">13</text:span></text:p>
          </table:table-cell>
          <table:table-cell table:style-name="Table1.B2" office:value-type="string">
            <text:p text:style-name="P8"><text:span text:style-name="T3">10</text:spa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F"/>
    </style:style>
    <style:style style:name="ListLabel_20_3" style:display-name="ListLabel 3"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Dolan</meta:initial-creator>
    <dc:creator>John Dolan</dc:creator>
    <meta:editing-cycles>12</meta:editing-cycles>
    <meta:creation-date>2014-02-01T20:13:00</meta:creation-date>
    <dc:date>2014-12-18T19:17:00</dc:date>
    <meta:editing-duration>PT40S</meta:editing-duration>
    <meta:generator>OpenOffice/4.1.1$Win32 OpenOffice.org_project/411m6$Build-9775</meta:generator>
    <meta:document-statistic meta:table-count="1" meta:image-count="0" meta:object-count="0" meta:page-count="3" meta:paragraph-count="87" meta:word-count="770" meta:character-count="5109"/>
    <meta:user-defined meta:name="AppVersion">14.0000</meta:user-defined>
    <meta:user-defined meta:name="Company">Carnegie Mellon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